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1020" table:default-cell-style-name="ce7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Default" table:number-columns-repeated="2"/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tarten von Server Client als Root nötig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Schüler haben während des Exams Zugriff auf eigene Partitionen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efan Hagmann</meta:initial-creator>
    <meta:creation-date>2020-05-24T08:47:43.141000000</meta:creation-date>
    <dc:date>2020-05-24T08:52:33.697000000</dc:date>
    <dc:creator>Stefan Hagmann</dc:creator>
    <meta:editing-duration>PT4M49S</meta:editing-duration>
    <meta:editing-cycles>3</meta:editing-cycles>
    <meta:generator>LibreOffice/6.3.6.2$Windows_X86_64 LibreOffice_project/2196df99b074d8a661f4036fca8fa0cbfa33a497</meta:generator>
    <meta:document-statistic meta:table-count="1" meta:cell-count="7" meta:object-count="0"/>
  </office:meta>
</office:document-meta>
</file>